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8366in"/>
    </style:style>
    <style:style style:name="co4" style:family="table-column">
      <style:table-column-properties fo:break-before="auto" style:column-width="0.9764in"/>
    </style:style>
    <style:style style:name="co5" style:family="table-column">
      <style:table-column-properties fo:break-before="auto" style:column-width="0.828in"/>
    </style:style>
    <style:style style:name="co6" style:family="table-column">
      <style:table-column-properties fo:break-before="auto" style:column-width="0.9063in"/>
    </style:style>
    <style:style style:name="co7" style:family="table-column">
      <style:table-column-properties fo:break-before="auto" style:column-width="1.0457in"/>
    </style:style>
    <style:style style:name="co8" style:family="table-column">
      <style:table-column-properties fo:break-before="auto" style:column-width="1.0547in"/>
    </style:style>
    <style:style style:name="co9" style:family="table-column">
      <style:table-column-properties fo:break-before="auto" style:column-width="1.1945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1.0898in"/>
    </style:style>
    <style:style style:name="co12" style:family="table-column">
      <style:table-column-properties fo:break-before="auto" style:column-width="1.2291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 + Averages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Random 1</text:p>
          </table:table-cell>
          <table:table-cell office:value-type="string">
            <text:p>Random 2</text:p>
          </table:table-cell>
          <table:table-cell office:value-type="string">
            <text:p>Random 3</text:p>
          </table:table-cell>
          <table:table-cell office:value-type="string">
            <text:p>Random 4</text:p>
          </table:table-cell>
          <table:table-cell office:value-type="string">
            <text:p>Random 5</text:p>
          </table:table-cell>
          <table:table-cell office:value-type="string">
            <text:p>Random 6</text:p>
          </table:table-cell>
          <table:table-cell office:value-type="string">
            <text:p>Random 7</text:p>
          </table:table-cell>
          <table:table-cell office:value-type="string">
            <text:p>Random 8</text:p>
          </table:table-cell>
          <table:table-cell office:value-type="string">
            <text:p>Random 9</text:p>
          </table:table-cell>
          <table:table-cell office:value-type="string">
            <text:p>Random 10</text:p>
          </table:table-cell>
          <table:table-cell office:value-type="string">
            <text:p>Random AVG</text:p>
          </table:table-cell>
          <table:table-cell office:value-type="string">
            <text:p>Reversed 1</text:p>
          </table:table-cell>
          <table:table-cell office:value-type="string">
            <text:p>Reversed 2</text:p>
          </table:table-cell>
          <table:table-cell office:value-type="string">
            <text:p>Reversed 3</text:p>
          </table:table-cell>
          <table:table-cell office:value-type="string">
            <text:p>Reversed 4</text:p>
          </table:table-cell>
          <table:table-cell office:value-type="string">
            <text:p>Reversed 5</text:p>
          </table:table-cell>
          <table:table-cell office:value-type="string">
            <text:p>Reversed 6</text:p>
          </table:table-cell>
          <table:table-cell office:value-type="string">
            <text:p>Reversed 7</text:p>
          </table:table-cell>
          <table:table-cell office:value-type="string">
            <text:p>Reversed 8</text:p>
          </table:table-cell>
          <table:table-cell office:value-type="string">
            <text:p>Reversed 9</text:p>
          </table:table-cell>
          <table:table-cell office:value-type="string">
            <text:p>Reversed 10</text:p>
          </table:table-cell>
          <table:table-cell office:value-type="string">
            <text:p>Reversed AVG</text:p>
          </table:table-cell>
          <table:table-cell office:value-type="string">
            <text:p>Few Unique 1</text:p>
          </table:table-cell>
          <table:table-cell office:value-type="string">
            <text:p>Few Unique 2</text:p>
          </table:table-cell>
          <table:table-cell office:value-type="string">
            <text:p>Few Unique 3</text:p>
          </table:table-cell>
          <table:table-cell office:value-type="string">
            <text:p>Few Unique 4</text:p>
          </table:table-cell>
          <table:table-cell office:value-type="string">
            <text:p>Few Unique 5</text:p>
          </table:table-cell>
          <table:table-cell office:value-type="string">
            <text:p>Few Unique 6</text:p>
          </table:table-cell>
          <table:table-cell office:value-type="string">
            <text:p>Few Unique 7</text:p>
          </table:table-cell>
          <table:table-cell office:value-type="string">
            <text:p>Few Unique 8</text:p>
          </table:table-cell>
          <table:table-cell office:value-type="string">
            <text:p>Few Unique 9</text:p>
          </table:table-cell>
          <table:table-cell office:value-type="string">
            <text:p>Few Unique 10</text:p>
          </table:table-cell>
          <table:table-cell office:value-type="string">
            <text:p>Few Unique AVG</text:p>
          </table:table-cell>
          <table:table-cell office:value-type="string">
            <text:p>Kinda sorted 1</text:p>
          </table:table-cell>
          <table:table-cell office:value-type="string">
            <text:p>Kinda sorted 2</text:p>
          </table:table-cell>
          <table:table-cell office:value-type="string">
            <text:p>Kinda sorted 3</text:p>
          </table:table-cell>
          <table:table-cell office:value-type="string">
            <text:p>Kinda sorted 4</text:p>
          </table:table-cell>
          <table:table-cell office:value-type="string">
            <text:p>Kinda sorted 5</text:p>
          </table:table-cell>
          <table:table-cell office:value-type="string">
            <text:p>Kinda sorted 6</text:p>
          </table:table-cell>
          <table:table-cell office:value-type="string">
            <text:p>Kinda sorted 7</text:p>
          </table:table-cell>
          <table:table-cell office:value-type="string">
            <text:p>Kinda sorted 8</text:p>
          </table:table-cell>
          <table:table-cell office:value-type="string">
            <text:p>Kinda sorted 9</text:p>
          </table:table-cell>
          <table:table-cell office:value-type="string">
            <text:p>Kinda sorted 10</text:p>
          </table:table-cell>
          <table:table-cell office:value-type="string">
            <text:p>Kinda sorted AV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96">
            <text:p>396</text:p>
          </table:table-cell>
          <table:table-cell office:value-type="float" office:value="376">
            <text:p>376</text:p>
          </table:table-cell>
          <table:table-cell office:value-type="float" office:value="368">
            <text:p>368</text:p>
          </table:table-cell>
          <table:table-cell office:value-type="float" office:value="372">
            <text:p>372</text:p>
          </table:table-cell>
          <table:table-cell office:value-type="float" office:value="347">
            <text:p>347</text:p>
          </table:table-cell>
          <table:table-cell office:value-type="float" office:value="345">
            <text:p>345</text:p>
          </table:table-cell>
          <table:table-cell office:value-type="float" office:value="335">
            <text:p>335</text:p>
          </table:table-cell>
          <table:table-cell office:value-type="float" office:value="386">
            <text:p>386</text:p>
          </table:table-cell>
          <table:table-cell office:value-type="float" office:value="296">
            <text:p>296</text:p>
          </table:table-cell>
          <table:table-cell office:value-type="float" office:value="248">
            <text:p>248</text:p>
          </table:table-cell>
          <table:table-cell office:value-type="float" office:value="346.9">
            <text:p>346.9</text:p>
          </table:table-cell>
          <table:table-cell office:value-type="float" office:value="701">
            <text:p>701</text:p>
          </table:table-cell>
          <table:table-cell office:value-type="float" office:value="636">
            <text:p>636</text:p>
          </table:table-cell>
          <table:table-cell office:value-type="float" office:value="635">
            <text:p>635</text:p>
          </table:table-cell>
          <table:table-cell office:value-type="float" office:value="657">
            <text:p>657</text:p>
          </table:table-cell>
          <table:table-cell office:value-type="float" office:value="564">
            <text:p>564</text:p>
          </table:table-cell>
          <table:table-cell office:value-type="float" office:value="623">
            <text:p>623</text:p>
          </table:table-cell>
          <table:table-cell office:value-type="float" office:value="555">
            <text:p>555</text:p>
          </table:table-cell>
          <table:table-cell table:number-columns-repeated="2" office:value-type="float" office:value="565">
            <text:p>565</text:p>
          </table:table-cell>
          <table:table-cell office:value-type="float" office:value="510">
            <text:p>510</text:p>
          </table:table-cell>
          <table:table-cell office:value-type="float" office:value="601.1">
            <text:p>601.1</text:p>
          </table:table-cell>
          <table:table-cell office:value-type="float" office:value="433">
            <text:p>433</text:p>
          </table:table-cell>
          <table:table-cell office:value-type="float" office:value="347">
            <text:p>347</text:p>
          </table:table-cell>
          <table:table-cell office:value-type="float" office:value="332">
            <text:p>332</text:p>
          </table:table-cell>
          <table:table-cell office:value-type="float" office:value="297">
            <text:p>297</text:p>
          </table:table-cell>
          <table:table-cell office:value-type="float" office:value="302">
            <text:p>302</text:p>
          </table:table-cell>
          <table:table-cell office:value-type="float" office:value="315">
            <text:p>315</text:p>
          </table:table-cell>
          <table:table-cell office:value-type="float" office:value="263">
            <text:p>263</text:p>
          </table:table-cell>
          <table:table-cell office:value-type="float" office:value="309">
            <text:p>309</text:p>
          </table:table-cell>
          <table:table-cell office:value-type="float" office:value="271">
            <text:p>271</text:p>
          </table:table-cell>
          <table:table-cell office:value-type="float" office:value="277">
            <text:p>277</text:p>
          </table:table-cell>
          <table:table-cell office:value-type="float" office:value="314.6">
            <text:p>314.6</text:p>
          </table:table-cell>
          <table:table-cell office:value-type="float" office:value="217">
            <text:p>217</text:p>
          </table:table-cell>
          <table:table-cell office:value-type="float" office:value="126">
            <text:p>126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office:value-type="float" office:value="114">
            <text:p>114</text:p>
          </table:table-cell>
          <table:table-cell office:value-type="float" office:value="143">
            <text:p>143</text:p>
          </table:table-cell>
          <table:table-cell office:value-type="float" office:value="156">
            <text:p>156</text:p>
          </table:table-cell>
          <table:table-cell office:value-type="float" office:value="106">
            <text:p>106</text:p>
          </table:table-cell>
          <table:table-cell office:value-type="float" office:value="133">
            <text:p>133</text:p>
          </table:table-cell>
          <table:table-cell office:value-type="float" office:value="148">
            <text:p>148</text:p>
          </table:table-cell>
          <table:table-cell office:value-type="float" office:value="151.7">
            <text:p>151.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166">
            <text:p>1166</text:p>
          </table:table-cell>
          <table:table-cell office:value-type="float" office:value="1141">
            <text:p>1141</text:p>
          </table:table-cell>
          <table:table-cell office:value-type="float" office:value="1116">
            <text:p>1116</text:p>
          </table:table-cell>
          <table:table-cell office:value-type="float" office:value="1337">
            <text:p>1337</text:p>
          </table:table-cell>
          <table:table-cell office:value-type="float" office:value="1195">
            <text:p>1195</text:p>
          </table:table-cell>
          <table:table-cell office:value-type="float" office:value="1230">
            <text:p>1230</text:p>
          </table:table-cell>
          <table:table-cell office:value-type="float" office:value="1234">
            <text:p>1234</text:p>
          </table:table-cell>
          <table:table-cell office:value-type="float" office:value="1178">
            <text:p>1178</text:p>
          </table:table-cell>
          <table:table-cell office:value-type="float" office:value="1160">
            <text:p>1160</text:p>
          </table:table-cell>
          <table:table-cell office:value-type="float" office:value="1229">
            <text:p>1229</text:p>
          </table:table-cell>
          <table:table-cell office:value-type="float" office:value="1198.6">
            <text:p>1198.6</text:p>
          </table:table-cell>
          <table:table-cell office:value-type="float" office:value="2063">
            <text:p>2063</text:p>
          </table:table-cell>
          <table:table-cell office:value-type="float" office:value="2081">
            <text:p>2081</text:p>
          </table:table-cell>
          <table:table-cell office:value-type="float" office:value="2071">
            <text:p>2071</text:p>
          </table:table-cell>
          <table:table-cell office:value-type="float" office:value="2044">
            <text:p>2044</text:p>
          </table:table-cell>
          <table:table-cell office:value-type="float" office:value="2284">
            <text:p>2284</text:p>
          </table:table-cell>
          <table:table-cell office:value-type="float" office:value="2066">
            <text:p>2066</text:p>
          </table:table-cell>
          <table:table-cell office:value-type="float" office:value="2043">
            <text:p>2043</text:p>
          </table:table-cell>
          <table:table-cell office:value-type="float" office:value="2314">
            <text:p>2314</text:p>
          </table:table-cell>
          <table:table-cell office:value-type="float" office:value="2046">
            <text:p>2046</text:p>
          </table:table-cell>
          <table:table-cell office:value-type="float" office:value="2976">
            <text:p>2976</text:p>
          </table:table-cell>
          <table:table-cell office:value-type="float" office:value="2198.8">
            <text:p>2198.8</text:p>
          </table:table-cell>
          <table:table-cell office:value-type="float" office:value="1133">
            <text:p>1133</text:p>
          </table:table-cell>
          <table:table-cell office:value-type="float" office:value="1224">
            <text:p>1224</text:p>
          </table:table-cell>
          <table:table-cell office:value-type="float" office:value="1126">
            <text:p>1126</text:p>
          </table:table-cell>
          <table:table-cell office:value-type="float" office:value="1078">
            <text:p>1078</text:p>
          </table:table-cell>
          <table:table-cell office:value-type="float" office:value="1245">
            <text:p>1245</text:p>
          </table:table-cell>
          <table:table-cell office:value-type="float" office:value="1120">
            <text:p>1120</text:p>
          </table:table-cell>
          <table:table-cell office:value-type="float" office:value="1022">
            <text:p>1022</text:p>
          </table:table-cell>
          <table:table-cell office:value-type="float" office:value="1212">
            <text:p>1212</text:p>
          </table:table-cell>
          <table:table-cell office:value-type="float" office:value="1038">
            <text:p>1038</text:p>
          </table:table-cell>
          <table:table-cell office:value-type="float" office:value="1824">
            <text:p>1824</text:p>
          </table:table-cell>
          <table:table-cell office:value-type="float" office:value="1202.2">
            <text:p>1202.2</text:p>
          </table:table-cell>
          <table:table-cell office:value-type="float" office:value="443">
            <text:p>443</text:p>
          </table:table-cell>
          <table:table-cell office:value-type="float" office:value="595">
            <text:p>595</text:p>
          </table:table-cell>
          <table:table-cell office:value-type="float" office:value="584">
            <text:p>584</text:p>
          </table:table-cell>
          <table:table-cell office:value-type="float" office:value="647">
            <text:p>647</text:p>
          </table:table-cell>
          <table:table-cell office:value-type="float" office:value="939">
            <text:p>939</text:p>
          </table:table-cell>
          <table:table-cell office:value-type="float" office:value="325">
            <text:p>325</text:p>
          </table:table-cell>
          <table:table-cell office:value-type="float" office:value="385">
            <text:p>385</text:p>
          </table:table-cell>
          <table:table-cell office:value-type="float" office:value="558">
            <text:p>558</text:p>
          </table:table-cell>
          <table:table-cell table:number-columns-repeated="2" office:value-type="float" office:value="510">
            <text:p>510</text:p>
          </table:table-cell>
          <table:table-cell office:value-type="float" office:value="549.6">
            <text:p>549.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5756">
            <text:p>5756</text:p>
          </table:table-cell>
          <table:table-cell office:value-type="float" office:value="5538">
            <text:p>5538</text:p>
          </table:table-cell>
          <table:table-cell office:value-type="float" office:value="4858">
            <text:p>4858</text:p>
          </table:table-cell>
          <table:table-cell office:value-type="float" office:value="5208">
            <text:p>5208</text:p>
          </table:table-cell>
          <table:table-cell office:value-type="float" office:value="4496">
            <text:p>4496</text:p>
          </table:table-cell>
          <table:table-cell office:value-type="float" office:value="4954">
            <text:p>4954</text:p>
          </table:table-cell>
          <table:table-cell office:value-type="float" office:value="4800">
            <text:p>4800</text:p>
          </table:table-cell>
          <table:table-cell office:value-type="float" office:value="5566">
            <text:p>5566</text:p>
          </table:table-cell>
          <table:table-cell office:value-type="float" office:value="4674">
            <text:p>4674</text:p>
          </table:table-cell>
          <table:table-cell office:value-type="float" office:value="4868">
            <text:p>4868</text:p>
          </table:table-cell>
          <table:table-cell office:value-type="float" office:value="5071.8">
            <text:p>5071.8</text:p>
          </table:table-cell>
          <table:table-cell office:value-type="float" office:value="9265">
            <text:p>9265</text:p>
          </table:table-cell>
          <table:table-cell office:value-type="float" office:value="11292">
            <text:p>11292</text:p>
          </table:table-cell>
          <table:table-cell office:value-type="float" office:value="8723">
            <text:p>8723</text:p>
          </table:table-cell>
          <table:table-cell office:value-type="float" office:value="10694">
            <text:p>10694</text:p>
          </table:table-cell>
          <table:table-cell office:value-type="float" office:value="10756">
            <text:p>10756</text:p>
          </table:table-cell>
          <table:table-cell office:value-type="float" office:value="11039">
            <text:p>11039</text:p>
          </table:table-cell>
          <table:table-cell office:value-type="float" office:value="8214">
            <text:p>8214</text:p>
          </table:table-cell>
          <table:table-cell office:value-type="float" office:value="8720">
            <text:p>8720</text:p>
          </table:table-cell>
          <table:table-cell office:value-type="float" office:value="10097">
            <text:p>10097</text:p>
          </table:table-cell>
          <table:table-cell office:value-type="float" office:value="8289">
            <text:p>8289</text:p>
          </table:table-cell>
          <table:table-cell office:value-type="float" office:value="9708.9">
            <text:p>9708.9</text:p>
          </table:table-cell>
          <table:table-cell office:value-type="float" office:value="5671">
            <text:p>5671</text:p>
          </table:table-cell>
          <table:table-cell office:value-type="float" office:value="5320">
            <text:p>5320</text:p>
          </table:table-cell>
          <table:table-cell office:value-type="float" office:value="4571">
            <text:p>4571</text:p>
          </table:table-cell>
          <table:table-cell office:value-type="float" office:value="5089">
            <text:p>5089</text:p>
          </table:table-cell>
          <table:table-cell office:value-type="float" office:value="5622">
            <text:p>5622</text:p>
          </table:table-cell>
          <table:table-cell office:value-type="float" office:value="5106">
            <text:p>5106</text:p>
          </table:table-cell>
          <table:table-cell office:value-type="float" office:value="4895">
            <text:p>4895</text:p>
          </table:table-cell>
          <table:table-cell office:value-type="float" office:value="4392">
            <text:p>4392</text:p>
          </table:table-cell>
          <table:table-cell office:value-type="float" office:value="5396">
            <text:p>5396</text:p>
          </table:table-cell>
          <table:table-cell office:value-type="float" office:value="4377">
            <text:p>4377</text:p>
          </table:table-cell>
          <table:table-cell office:value-type="float" office:value="5043.9">
            <text:p>5043.9</text:p>
          </table:table-cell>
          <table:table-cell office:value-type="float" office:value="3498">
            <text:p>3498</text:p>
          </table:table-cell>
          <table:table-cell office:value-type="float" office:value="2026">
            <text:p>2026</text:p>
          </table:table-cell>
          <table:table-cell office:value-type="float" office:value="2778">
            <text:p>2778</text:p>
          </table:table-cell>
          <table:table-cell office:value-type="float" office:value="2619">
            <text:p>2619</text:p>
          </table:table-cell>
          <table:table-cell office:value-type="float" office:value="3405">
            <text:p>3405</text:p>
          </table:table-cell>
          <table:table-cell office:value-type="float" office:value="2128">
            <text:p>2128</text:p>
          </table:table-cell>
          <table:table-cell office:value-type="float" office:value="3680">
            <text:p>3680</text:p>
          </table:table-cell>
          <table:table-cell office:value-type="float" office:value="1877">
            <text:p>1877</text:p>
          </table:table-cell>
          <table:table-cell office:value-type="float" office:value="2631">
            <text:p>2631</text:p>
          </table:table-cell>
          <table:table-cell office:value-type="float" office:value="2943">
            <text:p>2943</text:p>
          </table:table-cell>
          <table:table-cell office:value-type="float" office:value="2758.5">
            <text:p>2758.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1308">
            <text:p>21308</text:p>
          </table:table-cell>
          <table:table-cell office:value-type="float" office:value="21582">
            <text:p>21582</text:p>
          </table:table-cell>
          <table:table-cell office:value-type="float" office:value="20992">
            <text:p>20992</text:p>
          </table:table-cell>
          <table:table-cell office:value-type="float" office:value="20527">
            <text:p>20527</text:p>
          </table:table-cell>
          <table:table-cell office:value-type="float" office:value="19056">
            <text:p>19056</text:p>
          </table:table-cell>
          <table:table-cell office:value-type="float" office:value="20214">
            <text:p>20214</text:p>
          </table:table-cell>
          <table:table-cell office:value-type="float" office:value="21204">
            <text:p>21204</text:p>
          </table:table-cell>
          <table:table-cell office:value-type="float" office:value="19156">
            <text:p>19156</text:p>
          </table:table-cell>
          <table:table-cell office:value-type="float" office:value="18342">
            <text:p>18342</text:p>
          </table:table-cell>
          <table:table-cell office:value-type="float" office:value="20545">
            <text:p>20545</text:p>
          </table:table-cell>
          <table:table-cell office:value-type="float" office:value="20292.6">
            <text:p>20292.6</text:p>
          </table:table-cell>
          <table:table-cell office:value-type="float" office:value="38005">
            <text:p>38005</text:p>
          </table:table-cell>
          <table:table-cell office:value-type="float" office:value="33992">
            <text:p>33992</text:p>
          </table:table-cell>
          <table:table-cell office:value-type="float" office:value="38295">
            <text:p>38295</text:p>
          </table:table-cell>
          <table:table-cell office:value-type="float" office:value="36428">
            <text:p>36428</text:p>
          </table:table-cell>
          <table:table-cell office:value-type="float" office:value="35791">
            <text:p>35791</text:p>
          </table:table-cell>
          <table:table-cell office:value-type="float" office:value="34062">
            <text:p>34062</text:p>
          </table:table-cell>
          <table:table-cell office:value-type="float" office:value="36527">
            <text:p>36527</text:p>
          </table:table-cell>
          <table:table-cell office:value-type="float" office:value="36158">
            <text:p>36158</text:p>
          </table:table-cell>
          <table:table-cell office:value-type="float" office:value="36941">
            <text:p>36941</text:p>
          </table:table-cell>
          <table:table-cell office:value-type="float" office:value="41072">
            <text:p>41072</text:p>
          </table:table-cell>
          <table:table-cell office:value-type="float" office:value="36727.1">
            <text:p>36727.1</text:p>
          </table:table-cell>
          <table:table-cell office:value-type="float" office:value="18324">
            <text:p>18324</text:p>
          </table:table-cell>
          <table:table-cell office:value-type="float" office:value="24411">
            <text:p>24411</text:p>
          </table:table-cell>
          <table:table-cell office:value-type="float" office:value="18107">
            <text:p>18107</text:p>
          </table:table-cell>
          <table:table-cell office:value-type="float" office:value="18588">
            <text:p>18588</text:p>
          </table:table-cell>
          <table:table-cell office:value-type="float" office:value="21128">
            <text:p>21128</text:p>
          </table:table-cell>
          <table:table-cell office:value-type="float" office:value="20675">
            <text:p>20675</text:p>
          </table:table-cell>
          <table:table-cell office:value-type="float" office:value="21445">
            <text:p>21445</text:p>
          </table:table-cell>
          <table:table-cell office:value-type="float" office:value="19914">
            <text:p>19914</text:p>
          </table:table-cell>
          <table:table-cell office:value-type="float" office:value="20282">
            <text:p>20282</text:p>
          </table:table-cell>
          <table:table-cell office:value-type="float" office:value="18566">
            <text:p>18566</text:p>
          </table:table-cell>
          <table:table-cell office:value-type="float" office:value="20144">
            <text:p>20144</text:p>
          </table:table-cell>
          <table:table-cell office:value-type="float" office:value="6936">
            <text:p>6936</text:p>
          </table:table-cell>
          <table:table-cell office:value-type="float" office:value="10338">
            <text:p>10338</text:p>
          </table:table-cell>
          <table:table-cell office:value-type="float" office:value="15464">
            <text:p>15464</text:p>
          </table:table-cell>
          <table:table-cell office:value-type="float" office:value="12860">
            <text:p>12860</text:p>
          </table:table-cell>
          <table:table-cell office:value-type="float" office:value="6006">
            <text:p>6006</text:p>
          </table:table-cell>
          <table:table-cell office:value-type="float" office:value="8901">
            <text:p>8901</text:p>
          </table:table-cell>
          <table:table-cell office:value-type="float" office:value="8848">
            <text:p>8848</text:p>
          </table:table-cell>
          <table:table-cell office:value-type="float" office:value="9158">
            <text:p>9158</text:p>
          </table:table-cell>
          <table:table-cell office:value-type="float" office:value="15143">
            <text:p>15143</text:p>
          </table:table-cell>
          <table:table-cell office:value-type="float" office:value="10155">
            <text:p>10155</text:p>
          </table:table-cell>
          <table:table-cell office:value-type="float" office:value="10380.9">
            <text:p>10380.9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82686">
            <text:p>82686</text:p>
          </table:table-cell>
          <table:table-cell office:value-type="float" office:value="79561">
            <text:p>79561</text:p>
          </table:table-cell>
          <table:table-cell office:value-type="float" office:value="81971">
            <text:p>81971</text:p>
          </table:table-cell>
          <table:table-cell office:value-type="float" office:value="79752">
            <text:p>79752</text:p>
          </table:table-cell>
          <table:table-cell office:value-type="float" office:value="83343">
            <text:p>83343</text:p>
          </table:table-cell>
          <table:table-cell office:value-type="float" office:value="79419">
            <text:p>79419</text:p>
          </table:table-cell>
          <table:table-cell office:value-type="float" office:value="78919">
            <text:p>78919</text:p>
          </table:table-cell>
          <table:table-cell office:value-type="float" office:value="81857">
            <text:p>81857</text:p>
          </table:table-cell>
          <table:table-cell office:value-type="float" office:value="80355">
            <text:p>80355</text:p>
          </table:table-cell>
          <table:table-cell office:value-type="float" office:value="83404">
            <text:p>83404</text:p>
          </table:table-cell>
          <table:table-cell office:value-type="float" office:value="81126.7">
            <text:p>81126.7</text:p>
          </table:table-cell>
          <table:table-cell office:value-type="float" office:value="145949">
            <text:p>145949</text:p>
          </table:table-cell>
          <table:table-cell office:value-type="float" office:value="148740">
            <text:p>148740</text:p>
          </table:table-cell>
          <table:table-cell office:value-type="float" office:value="146322">
            <text:p>146322</text:p>
          </table:table-cell>
          <table:table-cell office:value-type="float" office:value="147322">
            <text:p>147322</text:p>
          </table:table-cell>
          <table:table-cell office:value-type="float" office:value="146018">
            <text:p>146018</text:p>
          </table:table-cell>
          <table:table-cell office:value-type="float" office:value="145830">
            <text:p>145830</text:p>
          </table:table-cell>
          <table:table-cell office:value-type="float" office:value="146250">
            <text:p>146250</text:p>
          </table:table-cell>
          <table:table-cell office:value-type="float" office:value="143998">
            <text:p>143998</text:p>
          </table:table-cell>
          <table:table-cell office:value-type="float" office:value="147416">
            <text:p>147416</text:p>
          </table:table-cell>
          <table:table-cell office:value-type="float" office:value="145806">
            <text:p>145806</text:p>
          </table:table-cell>
          <table:table-cell office:value-type="float" office:value="146365.1">
            <text:p>146365.1</text:p>
          </table:table-cell>
          <table:table-cell office:value-type="float" office:value="82377">
            <text:p>82377</text:p>
          </table:table-cell>
          <table:table-cell office:value-type="float" office:value="80003">
            <text:p>80003</text:p>
          </table:table-cell>
          <table:table-cell office:value-type="float" office:value="78680">
            <text:p>78680</text:p>
          </table:table-cell>
          <table:table-cell office:value-type="float" office:value="80492">
            <text:p>80492</text:p>
          </table:table-cell>
          <table:table-cell office:value-type="float" office:value="77487">
            <text:p>77487</text:p>
          </table:table-cell>
          <table:table-cell office:value-type="float" office:value="80030">
            <text:p>80030</text:p>
          </table:table-cell>
          <table:table-cell office:value-type="float" office:value="79301">
            <text:p>79301</text:p>
          </table:table-cell>
          <table:table-cell office:value-type="float" office:value="85599">
            <text:p>85599</text:p>
          </table:table-cell>
          <table:table-cell office:value-type="float" office:value="79155">
            <text:p>79155</text:p>
          </table:table-cell>
          <table:table-cell office:value-type="float" office:value="82495">
            <text:p>82495</text:p>
          </table:table-cell>
          <table:table-cell office:value-type="float" office:value="80561.9">
            <text:p>80561.9</text:p>
          </table:table-cell>
          <table:table-cell office:value-type="float" office:value="36396">
            <text:p>36396</text:p>
          </table:table-cell>
          <table:table-cell office:value-type="float" office:value="28902">
            <text:p>28902</text:p>
          </table:table-cell>
          <table:table-cell office:value-type="float" office:value="52940">
            <text:p>52940</text:p>
          </table:table-cell>
          <table:table-cell office:value-type="float" office:value="34031">
            <text:p>34031</text:p>
          </table:table-cell>
          <table:table-cell office:value-type="float" office:value="27214">
            <text:p>27214</text:p>
          </table:table-cell>
          <table:table-cell office:value-type="float" office:value="25350">
            <text:p>25350</text:p>
          </table:table-cell>
          <table:table-cell office:value-type="float" office:value="25193">
            <text:p>25193</text:p>
          </table:table-cell>
          <table:table-cell office:value-type="float" office:value="36382">
            <text:p>36382</text:p>
          </table:table-cell>
          <table:table-cell office:value-type="float" office:value="23031">
            <text:p>23031</text:p>
          </table:table-cell>
          <table:table-cell office:value-type="float" office:value="51068">
            <text:p>51068</text:p>
          </table:table-cell>
          <table:table-cell office:value-type="float" office:value="34050.7">
            <text:p>34050.7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321842">
            <text:p>321842</text:p>
          </table:table-cell>
          <table:table-cell office:value-type="float" office:value="322596">
            <text:p>322596</text:p>
          </table:table-cell>
          <table:table-cell office:value-type="float" office:value="323862">
            <text:p>323862</text:p>
          </table:table-cell>
          <table:table-cell office:value-type="float" office:value="322578">
            <text:p>322578</text:p>
          </table:table-cell>
          <table:table-cell office:value-type="float" office:value="321881">
            <text:p>321881</text:p>
          </table:table-cell>
          <table:table-cell office:value-type="float" office:value="319063">
            <text:p>319063</text:p>
          </table:table-cell>
          <table:table-cell office:value-type="float" office:value="322079">
            <text:p>322079</text:p>
          </table:table-cell>
          <table:table-cell office:value-type="float" office:value="318407">
            <text:p>318407</text:p>
          </table:table-cell>
          <table:table-cell office:value-type="float" office:value="325750">
            <text:p>325750</text:p>
          </table:table-cell>
          <table:table-cell office:value-type="float" office:value="319911">
            <text:p>319911</text:p>
          </table:table-cell>
          <table:table-cell office:value-type="float" office:value="321796.9">
            <text:p>321796.9</text:p>
          </table:table-cell>
          <table:table-cell office:value-type="float" office:value="585952">
            <text:p>585952</text:p>
          </table:table-cell>
          <table:table-cell office:value-type="float" office:value="593670">
            <text:p>593670</text:p>
          </table:table-cell>
          <table:table-cell office:value-type="float" office:value="616260">
            <text:p>616260</text:p>
          </table:table-cell>
          <table:table-cell office:value-type="float" office:value="593555">
            <text:p>593555</text:p>
          </table:table-cell>
          <table:table-cell office:value-type="float" office:value="583219">
            <text:p>583219</text:p>
          </table:table-cell>
          <table:table-cell office:value-type="float" office:value="583468">
            <text:p>583468</text:p>
          </table:table-cell>
          <table:table-cell office:value-type="float" office:value="581712">
            <text:p>581712</text:p>
          </table:table-cell>
          <table:table-cell office:value-type="float" office:value="584930">
            <text:p>584930</text:p>
          </table:table-cell>
          <table:table-cell office:value-type="float" office:value="596239">
            <text:p>596239</text:p>
          </table:table-cell>
          <table:table-cell office:value-type="float" office:value="585929">
            <text:p>585929</text:p>
          </table:table-cell>
          <table:table-cell office:value-type="float" office:value="590493.4">
            <text:p>590493.4</text:p>
          </table:table-cell>
          <table:table-cell office:value-type="float" office:value="320008">
            <text:p>320008</text:p>
          </table:table-cell>
          <table:table-cell office:value-type="float" office:value="315702">
            <text:p>315702</text:p>
          </table:table-cell>
          <table:table-cell office:value-type="float" office:value="317066">
            <text:p>317066</text:p>
          </table:table-cell>
          <table:table-cell office:value-type="float" office:value="317568">
            <text:p>317568</text:p>
          </table:table-cell>
          <table:table-cell office:value-type="float" office:value="328565">
            <text:p>328565</text:p>
          </table:table-cell>
          <table:table-cell office:value-type="float" office:value="326625">
            <text:p>326625</text:p>
          </table:table-cell>
          <table:table-cell office:value-type="float" office:value="320397">
            <text:p>320397</text:p>
          </table:table-cell>
          <table:table-cell office:value-type="float" office:value="322214">
            <text:p>322214</text:p>
          </table:table-cell>
          <table:table-cell office:value-type="float" office:value="327493">
            <text:p>327493</text:p>
          </table:table-cell>
          <table:table-cell office:value-type="float" office:value="329279">
            <text:p>329279</text:p>
          </table:table-cell>
          <table:table-cell office:value-type="float" office:value="322491.7">
            <text:p>322491.7</text:p>
          </table:table-cell>
          <table:table-cell office:value-type="float" office:value="123991">
            <text:p>123991</text:p>
          </table:table-cell>
          <table:table-cell office:value-type="float" office:value="183678">
            <text:p>183678</text:p>
          </table:table-cell>
          <table:table-cell office:value-type="float" office:value="130180">
            <text:p>130180</text:p>
          </table:table-cell>
          <table:table-cell office:value-type="float" office:value="166050">
            <text:p>166050</text:p>
          </table:table-cell>
          <table:table-cell office:value-type="float" office:value="152607">
            <text:p>152607</text:p>
          </table:table-cell>
          <table:table-cell office:value-type="float" office:value="195729">
            <text:p>195729</text:p>
          </table:table-cell>
          <table:table-cell office:value-type="float" office:value="196042">
            <text:p>196042</text:p>
          </table:table-cell>
          <table:table-cell office:value-type="float" office:value="110150">
            <text:p>110150</text:p>
          </table:table-cell>
          <table:table-cell office:value-type="float" office:value="150640">
            <text:p>150640</text:p>
          </table:table-cell>
          <table:table-cell office:value-type="float" office:value="181264">
            <text:p>181264</text:p>
          </table:table-cell>
          <table:table-cell office:value-type="float" office:value="159033.1">
            <text:p>159033.1</text:p>
          </table:table-cell>
        </table:table-row>
      </table:table>
      <table:table table:name="Averages + Graph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Random AVG</text:p>
          </table:table-cell>
          <table:table-cell office:value-type="string">
            <text:p>Reversed AVG</text:p>
          </table:table-cell>
          <table:table-cell office:value-type="string">
            <text:p>Few Unique AVG</text:p>
          </table:table-cell>
          <table:table-cell office:value-type="string">
            <text:p>Kinda sorted AV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6.9">
            <text:p>346.9</text:p>
          </table:table-cell>
          <table:table-cell office:value-type="float" office:value="601.1">
            <text:p>601.1</text:p>
          </table:table-cell>
          <table:table-cell office:value-type="float" office:value="314.6">
            <text:p>314.6</text:p>
          </table:table-cell>
          <table:table-cell office:value-type="float" office:value="151.7">
            <text:p>151.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198.6">
            <text:p>1198.6</text:p>
          </table:table-cell>
          <table:table-cell office:value-type="float" office:value="2198.8">
            <text:p>2198.8</text:p>
          </table:table-cell>
          <table:table-cell office:value-type="float" office:value="1202.2">
            <text:p>1202.2</text:p>
          </table:table-cell>
          <table:table-cell office:value-type="float" office:value="549.6">
            <text:p>549.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5071.8">
            <text:p>5071.8</text:p>
          </table:table-cell>
          <table:table-cell office:value-type="float" office:value="9708.9">
            <text:p>9708.9</text:p>
          </table:table-cell>
          <table:table-cell office:value-type="float" office:value="5043.9">
            <text:p>5043.9</text:p>
          </table:table-cell>
          <table:table-cell office:value-type="float" office:value="2758.5">
            <text:p>2758.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0292.6">
            <text:p>20292.6</text:p>
          </table:table-cell>
          <table:table-cell office:value-type="float" office:value="36727.1">
            <text:p>36727.1</text:p>
          </table:table-cell>
          <table:table-cell office:value-type="float" office:value="20144">
            <text:p>20144</text:p>
          </table:table-cell>
          <table:table-cell office:value-type="float" office:value="10380.9">
            <text:p>10380.9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81126.7">
            <text:p>81126.7</text:p>
          </table:table-cell>
          <table:table-cell office:value-type="float" office:value="146365.1">
            <text:p>146365.1</text:p>
          </table:table-cell>
          <table:table-cell office:value-type="float" office:value="80561.9">
            <text:p>80561.9</text:p>
          </table:table-cell>
          <table:table-cell office:value-type="float" office:value="34050.7">
            <text:p>34050.7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321796.9">
            <text:p>321796.9</text:p>
          </table:table-cell>
          <table:table-cell office:value-type="float" office:value="590493.4">
            <text:p>590493.4</text:p>
          </table:table-cell>
          <table:table-cell office:value-type="float" office:value="322491.7">
            <text:p>322491.7</text:p>
          </table:table-cell>
          <table:table-cell office:value-type="float" office:value="159033.1">
            <text:p>159033.1</text:p>
          </table:table-cell>
        </table:table-row>
        <table:table-row table:style-name="ro1">
          <table:table-cell>
            <draw:frame table:end-cell-address="'Averages + Graph'.K34" table:end-x="0.1213in" table:end-y="0.0362in" draw:z-index="0" draw:style-name="gr1" draw:text-style-name="P1" svg:width="9.4575in" svg:height="4.1469in" svg:x="0.0764in" svg:y="0.0626in">
              <draw:object draw:notify-on-update-of-ranges="'Averages + Graph'.A1:'Averages + Graph'.A1 'Averages + Graph'.A2:'Averages + Graph'.A7 'Averages + Graph'.B1:'Averages + Graph'.B1 'Averages + Graph'.B2:'Averages + Graph'.B7 'Averages + Graph'.A1:'Averages + Graph'.A1 'Averages + Graph'.A2:'Averages + Graph'.A7 'Averages + Graph'.C1:'Averages + Graph'.C1 'Averages + Graph'.C2:'Averages + Graph'.C7 'Averages + Graph'.A1:'Averages + Graph'.A1 'Averages + Graph'.A2:'Averages + Graph'.A7 'Averages + Graph'.D1:'Averages + Graph'.D1 'Averages + Graph'.D2:'Averages + Graph'.D7 'Averages + Graph'.A1:'Averages + Graph'.A1 'Averages + Graph'.A2:'Averages + Graph'.A7 'Averages + Graph'.E1:'Averages + Graph'.E1 'Averages + Graph'.E2:'Averages + Graph'.E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7/22/2018</text:date>, <text:time>18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07-22T18:32:05</dc:date>
    <dc:creator>Alessandro Vinciguerra</dc:creator>
    <meta:editing-duration>PT5M23S</meta:editing-duration>
    <meta:editing-cycles>1</meta:editing-cycles>
    <meta:document-statistic meta:table-count="2" meta:cell-count="3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23cm" svg:height="10.534cm" xlink:href=".." xlink:type="simple" chart:class="chart:scatter" chart:style-name="ch1">
        <chart:title svg:x="4.92cm" svg:y="0.345cm" chart:style-name="ch2">
          <text:p>Runtime comparison: Cocktail Shaker Sort with different kinds of lists</text:p>
        </chart:title>
        <chart:subtitle svg:x="5.97cm" svg:y="1.344cm" chart:style-name="ch3">
          <text:p>10 Trials, x86 64 bit Intel i7 processor, macOS 10.13.6, Darwin kernel</text:p>
        </chart:subtitle>
        <chart:legend chart:legend-position="end" svg:x="19.849cm" svg:y="4.257cm" style:legend-expansion="high" chart:style-name="ch4"/>
        <chart:plot-area chart:style-name="ch5" table:cell-range-address="'Averages + Graph'.A1:'Averages + Graph'.E7" chart:data-source-has-labels="row" svg:x="1.478cm" svg:y="2.443cm" svg:width="17.411cm" svg:height="6.913cm">
          <chartooo:coordinate-region svg:x="2.91cm" svg:y="2.634cm" svg:width="15.587cm" svg:height="6.093cm"/>
          <chart:axis chart:dimension="x" chart:name="primary-x" chart:style-name="ch6">
            <chart:title svg:x="9.268cm" svg:y="9.567cm" chart:style-name="ch7">
              <text:p>Array length</text:p>
            </chart:title>
          </chart:axis>
          <chart:axis chart:dimension="y" chart:name="primary-y" chart:style-name="ch6">
            <chart:title svg:x="0.451cm" svg:y="6.87cm" chart:style-name="ch8">
              <text:p>Runtime (μs)</text:p>
            </chart:title>
            <chart:grid chart:style-name="ch9" chart:class="major"/>
          </chart:axis>
          <chart:series chart:style-name="ch10" chart:values-cell-range-address="'Averages + Graph'.B2:'Averages + Graph'.B7" chart:label-cell-address="'Averages + Graph'.B1:'Averages + Graph'.B1" chart:class="chart:scatter">
            <chart:domain table:cell-range-address="'Averages + Graph'.A2:'Averages + Graph'.A7"/>
            <chart:data-point chart:repeated="6"/>
          </chart:series>
          <chart:series chart:style-name="ch11" chart:values-cell-range-address="'Averages + Graph'.C2:'Averages + Graph'.C7" chart:label-cell-address="'Averages + Graph'.C1:'Averages + Graph'.C1" chart:class="chart:scatter">
            <chart:data-point chart:repeated="6"/>
          </chart:series>
          <chart:series chart:style-name="ch12" chart:values-cell-range-address="'Averages + Graph'.D2:'Averages + Graph'.D7" chart:label-cell-address="'Averages + Graph'.D1:'Averages + Graph'.D1" chart:class="chart:scatter">
            <chart:data-point chart:repeated="6"/>
          </chart:series>
          <chart:series chart:style-name="ch13" chart:values-cell-range-address="'Averages + Graph'.E2:'Averages + Graph'.E7" chart:label-cell-address="'Averages + Graph'.E1:'Averages + Graph'.E1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 AVG</text:p>
                <draw:g>
                  <svg:desc>'Averages + Graph'.B1:'Averages + Graph'.B1</svg:desc>
                </draw:g>
              </table:table-cell>
              <table:table-cell office:value-type="string">
                <text:p>Reversed AVG</text:p>
                <draw:g>
                  <svg:desc>'Averages + Graph'.C1:'Averages + Graph'.C1</svg:desc>
                </draw:g>
              </table:table-cell>
              <table:table-cell office:value-type="string">
                <text:p>Few Unique AVG</text:p>
                <draw:g>
                  <svg:desc>'Averages + Graph'.D1:'Averages + Graph'.D1</svg:desc>
                </draw:g>
              </table:table-cell>
              <table:table-cell office:value-type="string">
                <text:p>Kinda sorted AVG</text:p>
                <draw:g>
                  <svg:desc>'Averages + Graph'.E1:'Averages + Graph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Averages + Graph'.A2:'Averages + Graph'.A7</svg:desc>
                </draw:g>
              </table:table-cell>
              <table:table-cell office:value-type="float" office:value="346.9">
                <text:p>346.9</text:p>
                <draw:g>
                  <svg:desc>'Averages + Graph'.B2:'Averages + Graph'.B7</svg:desc>
                </draw:g>
              </table:table-cell>
              <table:table-cell office:value-type="float" office:value="601.1">
                <text:p>601.1</text:p>
                <draw:g>
                  <svg:desc>'Averages + Graph'.C2:'Averages + Graph'.C7</svg:desc>
                </draw:g>
              </table:table-cell>
              <table:table-cell office:value-type="float" office:value="314.6">
                <text:p>314.6</text:p>
                <draw:g>
                  <svg:desc>'Averages + Graph'.D2:'Averages + Graph'.D7</svg:desc>
                </draw:g>
              </table:table-cell>
              <table:table-cell office:value-type="float" office:value="151.7">
                <text:p>151.7</text:p>
                <draw:g>
                  <svg:desc>'Averages + Graph'.E2:'Averages + Graph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198.6">
                <text:p>1198.6</text:p>
              </table:table-cell>
              <table:table-cell office:value-type="float" office:value="2198.8">
                <text:p>2198.8</text:p>
              </table:table-cell>
              <table:table-cell office:value-type="float" office:value="1202.2">
                <text:p>1202.2</text:p>
              </table:table-cell>
              <table:table-cell office:value-type="float" office:value="549.6">
                <text:p>549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5071.8">
                <text:p>5071.8</text:p>
              </table:table-cell>
              <table:table-cell office:value-type="float" office:value="9708.9">
                <text:p>9708.9</text:p>
              </table:table-cell>
              <table:table-cell office:value-type="float" office:value="5043.9">
                <text:p>5043.9</text:p>
              </table:table-cell>
              <table:table-cell office:value-type="float" office:value="2758.5">
                <text:p>275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20292.6">
                <text:p>20292.6</text:p>
              </table:table-cell>
              <table:table-cell office:value-type="float" office:value="36727.1">
                <text:p>36727.1</text:p>
              </table:table-cell>
              <table:table-cell office:value-type="float" office:value="20144">
                <text:p>20144</text:p>
              </table:table-cell>
              <table:table-cell office:value-type="float" office:value="10380.9">
                <text:p>1038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81126.7">
                <text:p>81126.7</text:p>
              </table:table-cell>
              <table:table-cell office:value-type="float" office:value="146365.1">
                <text:p>146365.1</text:p>
              </table:table-cell>
              <table:table-cell office:value-type="float" office:value="80561.9">
                <text:p>80561.9</text:p>
              </table:table-cell>
              <table:table-cell office:value-type="float" office:value="34050.7">
                <text:p>3405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">
                <text:p>3200</text:p>
              </table:table-cell>
              <table:table-cell office:value-type="float" office:value="321796.9">
                <text:p>321796.9</text:p>
              </table:table-cell>
              <table:table-cell office:value-type="float" office:value="590493.4">
                <text:p>590493.4</text:p>
              </table:table-cell>
              <table:table-cell office:value-type="float" office:value="322491.7">
                <text:p>322491.7</text:p>
              </table:table-cell>
              <table:table-cell office:value-type="float" office:value="159033.1">
                <text:p>15903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